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800000"/>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u Mau user stories</text:h>
      <text:p text:style-name="Standard"/>
      <text:p text:style-name="P1">pre-pre-condition:</text:p>
      <text:p text:style-name="Standard">We have a deck of 32 cards, consisting of 4 suits (diamond, heart, spade, clubs). In each suit we have 7, 8, 9, 10, Jack, Queen, King, Ace</text:p>
      <text:p text:style-name="Standard">We abbreviate one of these cards like</text:p>
      <text:p text:style-name="Standard">DA: Diamond Ace</text:p>
      <text:p text:style-name="Standard">S10: Spade 10</text:p>
      <text:p text:style-name="Standard">H7: 7 of heart</text:p>
      <text:p text:style-name="Standard">There are three players: Eero &gt; Ulno &gt; Artjom ( &gt; Eero)</text:p>
      <text:p text:style-name="Standard">Eero sits right of Ulno, Ulno right of Artjom, and Artjom right of Eero. They play Mau Mau.</text:p>
      <text:p text:style-name="Standard"/>
      <text:p text:style-name="Standard"><text:span text:style-name="T1">Title:</text:span> Eero deals one round of two cards each for Eero, Ulno, and Artjom</text:p>
      <text:p text:style-name="Standard"><text:span text:style-name="T1">Pre: </text:span>pre-pre-condition; Top of deck is DK, HK, HQ, HJ, DJ, DA, H10, CA, HA, H7, C7, C8 (DK is top card); Eero holds deck; Eero is dealer</text:p>
      <text:p text:style-name="Standard"><text:span text:style-name="T1">Action: </text:span>Eero takes the top two cards and gives them to Ulno, the next two to Artjom, the next two to himself. Each player takes the given cards on their hands.</text:p>
      <text:p text:style-name="Standard"><text:span text:style-name="T1">Post: </text:span>Eero has now on his hand DJ, DA, Artjom has HQ, HJ, and Ulno has DK, HK. The top of the deck shows H10, CA, HA, H7, C7, C8 <text:s text:c="4"/></text:p>
      <text:p text:style-name="Standard"/>
      <text:p text:style-name="Standard"><text:span text:style-name="T1">Title:</text:span> Ulno plays a seven forcing Artjom to draw two cards</text:p>
      <text:p text:style-name="Standard"><text:span text:style-name="T1">Pre: </text:span>pre-pre-condition; Eero has now on his hand HK, HQ, Artjom has DJ, and Ulno has H7, CA. The top of the deck shows C8, H10, DK (C8 is top card). The top of the open deck has all the other cards, topmost card is HA. It is Ulno’s turn.</text:p>
      <text:p text:style-name="Standard"><text:span text:style-name="T1">Action: </text:span>Ulno plays H7 from his hand to the table and therefore Artjom is forced to draw two cards from the deck. He draws C8 and H10 from the top of the deck.</text:p>
      <text:p text:style-name="Standard"><text:span text:style-name="T1">Post: </text:span>Eero has now on his hand HK, HQ, Artjom has DJ, C8, H10, and Ulno has CA. The top of the deck shows DK, DQ, D10, D9 (DK is top card). H7 is on top of the open deck (actually it is the only card in the open deck). On the top of <text:s/>the open deck are now all the cards, HA, H7. It is now Artjom’s turn.</text:p>
      <text:p text:style-name="Standard"/>
      <text:p text:style-name="Standard"><text:span text:style-name="T1">Title: </text:span>“Ulno plays Jack and choses suit”</text:p>
      <text:p text:style-name="Standard">TODO in hw</text:p>
      <text:p text:style-name="Standard"/>
      <text:p text:style-name="Standard"><text:span text:style-name="T1">Title:</text:span> “Artjom plays an 8 and Eero skips a turn”</text:p>
      <text:p text:style-name="Standard"><text:span text:style-name="T1">Pre: </text:span><text:span text:style-name="T2">pre-pre-condition; Eero has on his hand HK, HQ, Artjom has DJ, D8 and Ulno has H7, CA. The playing stack shows H8. It is Artjom’s turn.</text:span></text:p>
      <text:p text:style-name="Standard"><text:span text:style-name="T1">Action: </text:span><text:span text:style-name="T2">Artjom plays his D8.</text:span></text:p>
      <text:p text:style-name="Standard"><text:span text:style-name="T1">Post: </text:span><text:span text:style-name="T2">Eero still has HK, HQ, Artjom now has DJ, and Ulno still has H7, CA. The playing stack shows D8. It is Ulno's turn, Eero has been skipped.</text:span></text:p>
      <text:p text:style-name="P3">[ There is no mentioning of drawing stack, because it has no relevance.]</text:p>
      <text:p text:style-name="Standard"/>
      <text:p text:style-name="P1"/>
      <text:p text:style-name="P1">Extra information:</text:p>
      <text:p text:style-name="P2">Specify dealer and turn in stories and object diagrams!</text:p>
      <text:p text:style-name="P2">Add attributes for scoring to the class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1" style:font-size-asian="10.5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0.4717in" fo:margin-right="0in" fo:margin-top="0in" fo:margin-bottom="0.1181in" fo:text-indent="-0.3543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9453in" fo:margin-right="0in" fo:margin-top="0in" fo:margin-bottom="0.0783in" fo:text-indent="-0.3154in"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1.4173in" fo:margin-right="0in" fo:margin-top="0in" fo:margin-bottom="0.0398in" fo:text-indent="-0.2362in"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2.3626in" fo:margin-right="0in" fo:margin-top="0in" fo:margin-bottom="0.0398in" fo:text-indent="-0.2362in"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2.8346in" fo:margin-right="0in" fo:text-indent="-0.2362in"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3.3071in" fo:margin-right="0in" fo:text-indent="-0.2362in"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3.7799in" fo:margin-right="0in" fo:text-indent="-0.2362in"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4.252in" fo:margin-right="0in" fo:text-indent="-0.2362in"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standard_7e_LT_7e_Untertitel" style:display-name="standard~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Notizen" style:display-name="standard~LT~Notizen" style:family="paragraph">
      <style:paragraph-properties fo:margin-left="0.2362in" fo:margin-right="0in" fo:text-indent="-0.2362in"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Bitstream Vera Sans" fo:font-size="18pt" style:letter-kerning="true" style:font-name-asian="Bitstream Vera Sans" style:font-size-asian="18pt" style:font-name-complex="Bitstream Ver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Outline_20_1" style:display-name="Outline 1" style:family="paragraph">
      <style:paragraph-properties fo:margin-left="0.4717in" fo:margin-right="0in" fo:margin-top="0in" fo:margin-bottom="0.1181in" fo:text-indent="-0.3543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0783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0398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Title1"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lrich Norbisrath</meta:initial-creator>
    <meta:creation-date>2010-09-21T11:09:13</meta:creation-date>
    <dc:date>2010-09-23T19:40:52</dc:date>
    <meta:editing-duration>PT01H41M16S</meta:editing-duration>
    <meta:editing-cycles>14</meta:editing-cycles>
    <meta:generator>OpenOffice.org/3.2$Linux OpenOffice.org_project/320m12$Build-9483</meta:generator>
    <meta:document-statistic meta:table-count="0" meta:image-count="0" meta:object-count="0" meta:page-count="1" meta:paragraph-count="27" meta:word-count="461" meta:character-count="2260"/>
  </office:meta>
</office:document-meta>
</file>